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writing mode of this page is TB-R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00:08:50.249204085</meta:creation-date>
    <dc:date>2018-04-04T23:22:29.553813422</dc:date>
    <meta:editing-duration>PT3M23S</meta:editing-duration>
    <meta:editing-cycles>3</meta:editing-cycles>
    <meta:generator>LibreOffice/5.4.5.1$Linux_X86_64 LibreOffice_project/40m0$Build-1</meta:generator>
    <meta:document-statistic meta:table-count="0" meta:image-count="0" meta:object-count="0" meta:page-count="1" meta:paragraph-count="1" meta:word-count="8" meta:character-count="39" meta:non-whitespace-character-count="32"/>
  </office:meta>
</office:document-meta>
</file>